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7" style:family="paragraph" style:parent-style-name="Frame_20_contents">
      <style:paragraph-properties fo:line-height="100%" fo:text-align="center" style:justify-single-word="false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1">You won</text:p>
          <text:p text:style-name="P5">100</text:p>
          <text:p text:style-name="P1">score but lost</text:p>
          <text:p text:style-name="P5">150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100</text:p>
          <text:p text:style-name="P6">score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5">50</text:p>
          <text:p text:style-name="P1">score but lost</text:p>
          <text:p text:style-name="P5">75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2"/>
          <text:p text:style-name="P2"/>
          <text:p text:style-name="P1">You won</text:p>
          <text:p text:style-name="P5">50</text:p>
          <text:p text:style-name="P6">score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21M56S</meta:editing-duration>
    <meta:editing-cycles>5</meta:editing-cycles>
    <meta:generator>LibreOffice/3.4$Unix LibreOffice_project/340m1$Build-402</meta:generator>
    <dc:date>2012-01-02T20:23:19</dc:date>
    <meta:document-statistic meta:table-count="0" meta:image-count="0" meta:object-count="0" meta:page-count="1" meta:paragraph-count="38" meta:word-count="62" meta:character-count="215" meta:non-whitespace-character-count="191"/>
  </office:meta>
</office:document-meta>
</file>